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f6c38" officeooo:paragraph-rsid="001f6c3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f6c38" officeooo:paragraph-rsid="002084f4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092f7" officeooo:paragraph-rsid="002092f7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092f7" officeooo:paragraph-rsid="002d655a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2ad90" officeooo:paragraph-rsid="0022ad90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63a71" officeooo:paragraph-rsid="00263a71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9a38b" officeooo:paragraph-rsid="0029a38b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caf3a" officeooo:paragraph-rsid="002caf3a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f6c38" officeooo:paragraph-rsid="001f6c38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f6c38" officeooo:paragraph-rsid="002084f4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2caf3a" officeooo:paragraph-rsid="002caf3a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normal" style:text-underline-style="none" fo:font-weight="normal" officeooo:rsid="002caf3a" officeooo:paragraph-rsid="002caf3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9pt" fo:font-style="italic" style:text-underline-style="solid" style:text-underline-width="auto" style:text-underline-color="font-color" fo:font-weight="bold" officeooo:rsid="002092f7" officeooo:paragraph-rsid="002092f7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Standard">
      <style:text-properties fo:font-size="9pt" fo:font-style="normal" style:text-underline-style="none" fo:font-weight="normal" officeooo:rsid="00210fe5" officeooo:paragraph-rsid="00210fe5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fo:font-size="11pt" fo:font-style="italic" style:text-underline-style="none" fo:font-weight="normal" officeooo:rsid="0022ad90" officeooo:paragraph-rsid="0022ad90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fo:font-size="11pt" fo:font-style="italic" style:text-underline-style="none" fo:font-weight="normal" officeooo:rsid="00247870" officeooo:paragraph-rsid="00247870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22ad90" officeooo:paragraph-rsid="0022ad90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22ad90" officeooo:paragraph-rsid="0023e1db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22ad90" officeooo:paragraph-rsid="0029a38b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092f7" officeooo:paragraph-rsid="0022ad90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a07cd" officeooo:paragraph-rsid="002a07cd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aead1" officeooo:paragraph-rsid="002aead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3158e3" officeooo:paragraph-rsid="003158e3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2caf3a" officeooo:paragraph-rsid="002caf3a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2092f7" officeooo:paragraph-rsid="002d655a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210fe5" officeooo:paragraph-rsid="002d655a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1pt" fo:font-style="normal" style:text-underline-style="solid" style:text-underline-width="auto" style:text-underline-color="font-color" fo:font-weight="bold" officeooo:rsid="00210fe5" officeooo:paragraph-rsid="002d655a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1pt" fo:font-style="normal" style:text-underline-style="none" fo:font-weight="normal" officeooo:rsid="002dba90" officeooo:paragraph-rsid="003158e3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1pt" fo:font-style="italic" style:text-underline-style="solid" style:text-underline-width="auto" style:text-underline-color="font-color" fo:font-weight="bold" officeooo:rsid="00210fe5" officeooo:paragraph-rsid="002d655a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1pt" fo:font-style="italic" style:text-underline-style="solid" style:text-underline-width="auto" style:text-underline-color="font-color" fo:font-weight="bold" officeooo:rsid="003158e3" officeooo:paragraph-rsid="003158e3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fo:font-size="11pt" fo:font-style="italic" style:text-underline-style="solid" style:text-underline-width="auto" style:text-underline-color="font-color" fo:font-weight="bold" officeooo:rsid="00210fe5" officeooo:paragraph-rsid="002d655a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158e3" officeooo:paragraph-rsid="003158e3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2dba90" officeooo:paragraph-rsid="003158e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break-before="page"/>
      <style:text-properties fo:font-size="16pt" fo:font-style="italic" style:text-underline-style="solid" style:text-underline-width="auto" style:text-underline-color="font-color" fo:font-weight="bold" officeooo:rsid="002092f7" officeooo:paragraph-rsid="002092f7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paragraph-properties fo:break-before="page"/>
      <style:text-properties fo:font-size="16pt" fo:font-style="italic" style:text-underline-style="solid" style:text-underline-width="auto" style:text-underline-color="font-color" fo:font-weight="bold" officeooo:rsid="002092f7" officeooo:paragraph-rsid="002d655a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paragraph-properties fo:break-before="page"/>
      <style:text-properties fo:font-size="16pt" fo:font-style="italic" style:text-underline-style="solid" style:text-underline-width="auto" style:text-underline-color="font-color" fo:font-weight="bold" officeooo:rsid="00263a71" officeooo:paragraph-rsid="00263a71" style:font-size-asian="16pt" style:font-style-asian="italic" style:font-weight-asian="bold" style:font-size-complex="16pt" style:font-style-complex="italic" style:font-weight-complex="bold"/>
    </style:style>
    <style:style style:name="P37" style:family="paragraph" style:parent-style-name="Standard">
      <style:paragraph-properties fo:break-before="page"/>
      <style:text-properties fo:font-size="16pt" fo:font-style="italic" style:text-underline-style="solid" style:text-underline-width="auto" style:text-underline-color="font-color" fo:font-weight="bold" officeooo:rsid="001f6c38" officeooo:paragraph-rsid="001f6c38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3e1db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084f4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3158e3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1a162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10fe5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24999" style:font-weight-asian="normal" style:font-weight-complex="normal"/>
    </style:style>
    <style:style style:name="T10" style:family="text">
      <style:text-properties style:text-underline-style="none" fo:font-weight="normal" officeooo:rsid="002084f4" style:font-weight-asian="normal" style:font-weight-complex="normal"/>
    </style:style>
    <style:style style:name="T11" style:family="text">
      <style:text-properties style:text-underline-style="none" fo:font-weight="normal" officeooo:rsid="00298135" style:font-weight-asian="normal" style:font-weight-complex="normal"/>
    </style:style>
    <style:style style:name="T12" style:family="text">
      <style:text-properties style:text-underline-style="none" fo:font-weight="normal" officeooo:rsid="003158e3" style:font-weight-asian="normal" style:font-weight-complex="normal"/>
    </style:style>
    <style:style style:name="T13" style:family="text">
      <style:text-properties style:text-underline-style="none" fo:font-weight="normal" officeooo:rsid="0021a162" style:font-weight-asian="normal" style:font-weight-complex="normal"/>
    </style:style>
    <style:style style:name="T14" style:family="text">
      <style:text-properties officeooo:rsid="002084f4"/>
    </style:style>
    <style:style style:name="T15" style:family="text"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3e1db" style:font-style-asian="italic" style:font-style-complex="italic"/>
    </style:style>
    <style:style style:name="T18" style:family="text">
      <style:text-properties fo:font-style="italic" officeooo:rsid="00247870" style:font-style-asian="italic" style:font-style-complex="italic"/>
    </style:style>
    <style:style style:name="T19" style:family="text">
      <style:text-properties fo:font-style="italic" officeooo:rsid="00252abf" style:font-style-asian="italic" style:font-style-complex="italic"/>
    </style:style>
    <style:style style:name="T20" style:family="text">
      <style:text-properties fo:font-style="italic" officeooo:rsid="0029a38b" style:font-style-asian="italic" style:font-style-complex="italic"/>
    </style:style>
    <style:style style:name="T21" style:family="text">
      <style:text-properties fo:font-style="italic" officeooo:rsid="002fa7fa" style:font-style-asian="italic" style:font-style-complex="italic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224999" style:font-style-asian="italic" style:font-weight-asian="normal" style:font-style-complex="italic" style:font-weight-complex="normal"/>
    </style:style>
    <style:style style:name="T24" style:family="text">
      <style:text-properties officeooo:rsid="0023e1db"/>
    </style:style>
    <style:style style:name="T25" style:family="text">
      <style:text-properties officeooo:rsid="00247870"/>
    </style:style>
    <style:style style:name="T26" style:family="text">
      <style:text-properties officeooo:rsid="00252abf"/>
    </style:style>
    <style:style style:name="T27" style:family="text">
      <style:text-properties officeooo:rsid="0029a38b"/>
    </style:style>
    <style:style style:name="T28" style:family="text">
      <style:text-properties officeooo:rsid="002aead1"/>
    </style:style>
    <style:style style:name="T29" style:family="text">
      <style:text-properties officeooo:rsid="002caf3a"/>
    </style:style>
    <style:style style:name="T30" style:family="text">
      <style:text-properties officeooo:rsid="002dba90"/>
    </style:style>
    <style:style style:name="T31" style:family="text">
      <style:text-properties officeooo:rsid="002fa7fa"/>
    </style:style>
    <style:style style:name="T32" style:family="text">
      <style:text-properties officeooo:rsid="003158e3"/>
    </style:style>
    <style:style style:name="T33" style:family="text">
      <style:text-properties officeooo:rsid="0034ab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iv</text:p>
      <text:p text:style-name="P8"/>
      <text:p text:style-name="P11"><text:span text:style-name="T3">Usage: viv.pl</text:span></text:p>
      <text:p text:style-name="P11"><text:span text:style-name="T3"><text:tab/><text:tab/>-x</text:span></text:p>
      <text:p text:style-name="P11"><text:span text:style-name="T3"><text:tab/><text:tab/>-s</text:span></text:p>
      <text:p text:style-name="P11"><text:span text:style-name="T3"><text:tab/><text:tab/>-o </text:span><text:span text:style-name="T8">&lt;logname&gt;</text:span></text:p>
      <text:p text:style-name="P11"><text:span text:style-name="T3"><text:tab/><text:tab/>-t </text:span><text:span text:style-name="T8">&lt;tee list&gt;</text:span></text:p>
      <text:p text:style-name="P11"><text:span text:style-name="T3"><text:tab/><text:tab/>-v </text:span><text:span text:style-name="T8">&lt;verbosity level&gt;</text:span></text:p>
      <text:p text:style-name="P11"><text:span text:style-name="T3"><text:tab/><text:tab/></text:span><text:span text:style-name="T8">&lt;config.json&gt;</text:span></text:p>
      <text:p text:style-name="P11"/>
      <text:p text:style-name="P11"><text:span text:style-name="T3"><text:s text:c="3"/></text:span><text:span text:style-name="T8">-x </text:span><text:span text:style-name="T3">:</text:span><text:span text:style-name="T8"> </text:span><text:span text:style-name="T3">execute command in type EXEC nodes</text:span></text:p>
      <text:p text:style-name="P11"><text:span text:style-name="T3"><text:s text:c="2"/></text:span><text:span text:style-name="T8">-s </text:span><text:span text:style-name="T3">: exit with error if any EXEC nodes exit with non-zero status</text:span></text:p>
      <text:p text:style-name="P11"><text:span text:style-name="T3"><text:s text:c="2"/></text:span><text:span text:style-name="T8">-o</text:span><text:span text:style-name="T3"> : specify a file for logging messages [default: STDERR]</text:span></text:p>
      <text:p text:style-name="P12"><text:s text:c="2"/><text:span text:style-name="T16">-t</text:span> : specify a list of EXEC nodes whose output should be tee'd</text:p>
      <text:p text:style-name="P12"><text:tab/>to file (e.g.: <text:span text:style-name="T16">-t myexecnode=output_dump.txt</text:span>)</text:p>
      <text:p text:style-name="P12"><text:s text:c="2"/><text:span text:style-name="T16">-v</text:span> : specify verbosity level for log messages</text:p>
      <text:p text:style-name="P12"/>
      <text:p text:style-name="P12"><text:s text:c="2"/><text:span text:style-name="T16">&lt;config.json&gt;</text:span> : JSON-formatted file containing definitions of EXEC and *FILE nodes, and edges connecting them</text:p>
      <text:p text:style-name="P12"/>
      <text:p text:style-name="P12"/>
      <text:p text:style-name="P12"/>
      <text:p text:style-name="P37">vtfp</text:p>
      <text:p text:style-name="P1"/>
      <text:p text:style-name="P9"><text:span text:style-name="T3">Usage: vtfp.pl </text:span></text:p>
      <text:p text:style-name="P9"><text:span text:style-name="T3"><text:tab/><text:tab/>-strict_checks</text:span></text:p>
      <text:p text:style-name="P9"><text:span text:style-name="T3"><text:tab/><text:tab/>-verbosity_level </text:span><text:span text:style-name="T8">&lt;level&gt;</text:span></text:p>
      <text:p text:style-name="P9"><text:span text:style-name="T3"><text:tab/><text:tab/>-template_path </text:span><text:span text:style-name="T8">&lt;path&gt;</text:span></text:p>
      <text:p text:style-name="P9"><text:span text:style-name="T3"><text:tab/><text:tab/>-logfile </text:span><text:span text:style-name="T8">&lt;logname&gt;</text:span></text:p>
      <text:p text:style-name="P9"><text:span text:style-name="T3"><text:tab/><text:tab/>-outname </text:span><text:span text:style-name="T8">&lt;output filename&gt;</text:span></text:p>
      <text:p text:style-name="P9"><text:span text:style-name="T3"><text:tab/><text:tab/>-</text:span><text:span text:style-name="T4">[no-]query_mode</text:span></text:p>
      <text:p text:style-name="P10"><text:span text:style-name="T3"><text:tab/><text:tab/>-</text:span><text:span text:style-name="T4">param_vals </text:span><text:span text:style-name="T10">&lt;parameter values file&gt;[,&lt;parameter values file&gt;,...]</text:span></text:p>
      <text:p text:style-name="P10"><text:span text:style-name="T4"><text:tab/><text:tab/>-keys </text:span><text:span text:style-name="T10">&lt;parameter name&gt;[,&lt;parameter name&gt;...]</text:span></text:p>
      <text:p text:style-name="P10"><text:span text:style-name="T4"><text:tab/><text:tab/>-vals </text:span><text:span text:style-name="T10">&lt;parameter value&gt;[,&lt;parameter value&gt;...]</text:span></text:p>
      <text:p text:style-name="P10"><text:span text:style-name="T4"><text:tab/><text:tab/>-nullkeys </text:span><text:span text:style-name="T10">&lt;parameter name&gt;[,&lt;parameter name&gt;...]</text:span></text:p>
      <text:p text:style-name="P10"><text:span text:style-name="T4"><text:tab/><text:tab/>-export_param_vals </text:span><text:span text:style-name="T10">&lt;parameter values file&gt;</text:span></text:p>
      <text:p text:style-name="P10"><text:span text:style-name="T4"><text:tab/><text:tab/>-splice_nodes </text:span><text:span text:style-name="T10">&lt;splice spec.&gt;[;&lt;splice spec.&gt;...]</text:span></text:p>
      <text:p text:style-name="P10"><text:span text:style-name="T4"><text:tab/><text:tab/>-prune_nodes </text:span><text:span text:style-name="T10">&lt;prune spec.&gt;[;&lt;prune spec.&gt;...]</text:span></text:p>
      <text:p text:style-name="P10"><text:span text:style-name="T4"><text:tab/><text:tab/>-[no-]absolute_program_paths</text:span></text:p>
      <text:p text:style-name="P10"><text:span text:style-name="T4"><text:tab/><text:tab/></text:span><text:span text:style-name="T9">&lt;template_file&gt;</text:span></text:p>
      <text:p text:style-name="P2"><text:span text:style-name="T4"><text:tab/><text:tab/></text:span></text:p>
      <text:p text:style-name="P2"/>
      <text:p text:style-name="P3"/>
      <text:p text:style-name="P34"/>
      <text:p text:style-name="P24">Templates</text:p>
      <text:p text:style-name="P3"/>
      <text:p text:style-name="P5">Template definition</text:p>
      <text:p text:style-name="P17"/>
      <text:p text:style-name="P17">P4 templates are defined in JSON.</text:p>
      <text:p text:style-name="P17">{</text:p>
      <text:p text:style-name="P17"><text:s text:c="3"/>“version”:2.0,</text:p>
      <text:p text:style-name="P17"><text:s text:c="4"/>“description”:”<text:span text:style-name="T33">something descriptive</text:span>”,</text:p>
      <text:p text:style-name="P17"><text:s text:c="4"/>“subst_params”:[</text:p>
      <text:p text:style-name="P17"><text:s text:c="12"/><text:span text:style-name="T25">{</text:span></text:p>
      <text:p text:style-name="P17"><text:s text:c="16"/>“<text:span text:style-name="T25">id”:</text:span><text:span text:style-name="T18">&lt;id_val&gt;</text:span><text:span text:style-name="T25">,</text:span></text:p>
      <text:p text:style-name="P17"><text:s text:c="16"/>“<text:span text:style-name="T27">type”:</text:span><text:span text:style-name="T20">&lt;PARAM|SPFILE&gt;</text:span><text:span text:style-name="T27">,</text:span></text:p>
      <text:p text:style-name="P17"><text:s text:c="16"/>“<text:span text:style-name="T25">required”:</text:span><text:span text:style-name="T18">&lt;true|false&gt;</text:span><text:span text:style-name="T25">,</text:span></text:p>
      <text:p text:style-name="P17"><text:s text:c="16"/>“<text:span text:style-name="T25">default”:</text:span><text:span text:style-name="T18">&lt;default_value&gt;</text:span><text:span text:style-name="T25">,</text:span></text:p>
      <text:p text:style-name="P17"><text:s text:c="16"/>“<text:span text:style-name="T25">subst_constructor”:{</text:span></text:p>
      <text:p text:style-name="P17"><text:s text:c="51"/>“<text:span text:style-name="T25">vals”:[ </text:span><text:span text:style-name="T18">value, …</text:span><text:span text:style-name="T25"> ],</text:span></text:p>
      <text:p text:style-name="P17"><text:s text:c="52"/>“<text:span text:style-name="T25">postproc”:{ “op”: [ </text:span><text:span text:style-name="T19">op, …</text:span><text:span text:style-name="T26">], “pad”:</text:span><text:span text:style-name="T19">&lt;pad_string&gt;</text:span><text:span text:style-name="T26">}</text:span></text:p>
      <text:p text:style-name="P17"><text:s text:c="49"/><text:span text:style-name="T26">}</text:span></text:p>
      <text:p text:style-name="P17"><text:s text:c="11"/><text:span text:style-name="T26">}</text:span></text:p>
      <text:p text:style-name="P17"><text:s text:c="5"/>],</text:p>
      <text:p text:style-name="P17"><text:s text:c="4"/>“nodes”:[</text:p>
      <text:p text:style-name="P18"><text:s text:c="9"/><text:span text:style-name="T24">{</text:span></text:p>
      <text:p text:style-name="P18"><text:span text:style-name="T24"><text:s text:c="13"/>“id”:&lt;</text:span><text:span text:style-name="T17">id_val&gt;</text:span><text:span text:style-name="T24">,</text:span></text:p>
      <text:p text:style-name="P18"><text:span text:style-name="T24"><text:s text:c="14"/>“type”:</text:span><text:span text:style-name="T17">&lt;node_type&gt;</text:span><text:span text:style-name="T24">,</text:span></text:p>
      <text:p text:style-name="P18"><text:span text:style-name="T24"><text:s text:c="14"/>“subtype”:</text:span><text:span text:style-name="T17">&lt;type&gt;,</text:span></text:p>
      <text:p text:style-name="P18"><text:span text:style-name="T17"><text:s text:c="15"/></text:span><text:span text:style-name="T24">“cmd”:</text:span><text:span text:style-name="T17">&lt;command array&gt;</text:span><text:span text:style-name="T24">,</text:span></text:p>
      <text:p text:style-name="P18"><text:s text:c="15"/>“<text:span text:style-name="T24">name”:</text:span><text:span text:style-name="T17">&lt;name&gt;</text:span></text:p>
      <text:p text:style-name="P17"><text:s text:c="5"/>],</text:p>
      <text:p text:style-name="P17"><text:s text:c="4"/>“edges”:[</text:p>
      <text:p text:style-name="P17"><text:s text:c="8"/><text:span text:style-name="T25">{</text:span></text:p>
      <text:p text:style-name="P17"><text:s text:c="11"/>“<text:span text:style-name="T25">id”:</text:span><text:span text:style-name="T18">&lt;id_val&gt;</text:span><text:span text:style-name="T25">,</text:span></text:p>
      <text:p text:style-name="P17"><text:s text:c="11"/>“<text:span text:style-name="T25">from”:</text:span><text:span text:style-name="T18">&lt;out_port&gt;</text:span><text:span text:style-name="T25">,</text:span></text:p>
      <text:p text:style-name="P17"><text:s text:c="11"/>“<text:span text:style-name="T25">to”:</text:span><text:span text:style-name="T18">&lt;to_port&gt;</text:span></text:p>
      <text:p text:style-name="P17"><text:s text:c="5"/>]</text:p>
      <text:p text:style-name="P17">}</text:p>
      <text:p text:style-name="P20"/>
      <text:p text:style-name="P16">“subst_params”<text:span text:style-name="T1"> - optional definition of parameters. </text:span></text:p>
      <text:p text:style-name="P16"><text:span text:style-name="T1"/></text:p>
      <text:p text:style-name="P17"><text:span text:style-name="T16">“nodes”</text:span> - this is the only required section. It contains the description of commands to be executed and input/output/intermediate files.</text:p>
      <text:p text:style-name="P17"/>
      <text:p text:style-name="P15">“edges”<text:span text:style-name="T1"> - </text:span><text:span text:style-name="T2">this section specifies paths for data to flow between nodes</text:span></text:p>
      <text:p text:style-name="P3"/>
      <text:p text:style-name="P3"/>
      <text:p text:style-name="P6"/>
      <text:p text:style-name="P36">Parameters</text:p>
      <text:p text:style-name="P6"/>
      <text:p text:style-name="P7"><text:span text:style-name="T15">Parameters are (optionally) defined in the “subst_params” section of a template. This section is an array of items – each is either of type “PARAM” and is a parameter definition, or of type “SPFILE” which has a “name” attribute referring to a separate JSON-formatted file containing a “subst_param” section.</text:span></text:p>
      <text:p text:style-name="P7"/>
      <text:p text:style-name="P19"><text:s text:c="2"/><text:span text:style-name="T25">{</text:span></text:p>
      <text:p text:style-name="P19"><text:s text:c="4"/>“<text:span text:style-name="T25">id”:</text:span><text:span text:style-name="T18">&lt;id_val&gt;</text:span><text:span text:style-name="T25">,</text:span></text:p>
      <text:p text:style-name="P19"><text:s text:c="4"/>“<text:span text:style-name="T27">type”:</text:span><text:span text:style-name="T20">PARAM”</text:span><text:span text:style-name="T27">,</text:span></text:p>
      <text:p text:style-name="P19"><text:s text:c="4"/>“<text:span text:style-name="T25">required”:</text:span><text:span text:style-name="T18">&lt;true|false&gt;</text:span><text:span text:style-name="T25">,</text:span></text:p>
      <text:p text:style-name="P19"><text:s text:c="4"/>“<text:span text:style-name="T25">default”:</text:span><text:span text:style-name="T18">&lt;default_value&gt;</text:span><text:span text:style-name="T25">,</text:span></text:p>
      <text:p text:style-name="P19"><text:s text:c="4"/>“<text:span text:style-name="T25">subst_constructor”:{</text:span></text:p>
      <text:p text:style-name="P19"><text:s text:c="8"/>“<text:span text:style-name="T25">vals”:[ </text:span><text:span text:style-name="T18">value, …</text:span><text:span text:style-name="T25"> ],</text:span></text:p>
      <text:p text:style-name="P19"><text:s text:c="8"/>“<text:span text:style-name="T25">postproc”:{ “op”: [ </text:span><text:span text:style-name="T19">op, …</text:span><text:span text:style-name="T26">], “pad”:</text:span><text:span text:style-name="T19">&lt;pad_string&gt;</text:span><text:span text:style-name="T26">}</text:span></text:p>
      <text:p text:style-name="P19"><text:s text:c="4"/><text:span text:style-name="T26">}</text:span></text:p>
      <text:p text:style-name="P19"><text:s text:c="2"/><text:span text:style-name="T26">}</text:span></text:p>
      <text:p text:style-name="P19"/>
      <text:p text:style-name="P21">id: <text:span text:style-name="T16">&lt;id_val&gt;</text:span> <text:span text:style-name="T28">is a</text:span> locally unique parameter name</text:p>
      <text:p text:style-name="P21">required: if true, generates an error when evaluation returns null/undef</text:p>
      <text:p text:style-name="P21">default: if initial evaluation returns null/undef, use this value</text:p>
      <text:p text:style-name="P21">subst_constructor: specify a method of constructing the value. Currently allows specification of an array</text:p>
      <text:p text:style-name="P21"><text:s text:c="3"/>and some simple post-processing.</text:p>
      <text:p text:style-name="P21"/>
      <text:p text:style-name="P23">Values are assigned to parameters through vtpfp's <text:span text:style-name="T16">-keys/-values</text:span> flags, parameter values files specified with the <text:span text:style-name="T16">-param_vals</text:span> flag, through the <text:span text:style-name="T16">“default”</text:span> attribute or the <text:span text:style-name="T16">“ifnull”</text:span> attributes of <text:span text:style-name="T16">subst</text:span> directives.</text:p>
      <text:p text:style-name="P23"/>
      <text:p text:style-name="P22">Any <text:span text:style-name="T29">top-level </text:span><text:span text:style-name="T16">select</text:span> directives used in the <text:span text:style-name="T16">“subst_params”</text:span> section will be processed before the evaluation of the PARAM/SPFILE entries, but <text:span text:style-name="T16">subst</text:span> and <text:span text:style-name="T16">subst_constructor</text:span> directives will not be processed until a <text:span text:style-name="T16">subst</text:span> directive in other parts of the template trigger evaluation of the parameter value.</text:p>
      <text:p text:style-name="P35"/>
      <text:p text:style-name="P4"><text:span text:style-name="T14">D</text:span>irectives:</text:p>
      <text:p text:style-name="P4"/>
      <text:p text:style-name="P25">subst</text:p>
      <text:p text:style-name="P27"><text:span text:style-name="T12"><text:tab/></text:span><text:span text:style-name="T8">{“subst”:</text:span><text:span text:style-name="T22">&lt;p</text:span><text:span text:style-name="T23">aram </text:span><text:span text:style-name="T22">name&gt;</text:span><text:span text:style-name="T8">[, “ifnull”:</text:span><text:span text:style-name="T22">&lt;value&gt;</text:span><text:span text:style-name="T8">] [, “required”:</text:span><text:span text:style-name="T22">true|false</text:span><text:span text:style-name="T8">] }</text:span></text:p>
      <text:p text:style-name="P27"><text:span text:style-name="T8"/></text:p>
      <text:p text:style-name="P28">Instruction to replace the entire directive with the value of the named parameter. If the parameter evaluates to null, evaluate <text:span text:style-name="T16">“ifnull”</text:span> <text:span text:style-name="T31">attribute </text:span>if specified . If the result is still null and “required” is <text:span text:style-name="T16">true</text:span>, <text:span text:style-name="T31">an error is generated. (note: if the parameter value has been explicitly set to null using the </text:span><text:span text:style-name="T21">-nullkeys</text:span><text:span text:style-name="T31"> flag or equivalent, then </text:span><text:span text:style-name="T21">“ifnull”</text:span><text:span text:style-name="T31"> will not be evaluated, and behaviour with null depends simply on the value of </text:span><text:span text:style-name="T21">“required”</text:span><text:span text:style-name="T31">)</text:span></text:p>
      <text:p text:style-name="P33"/>
      <text:p text:style-name="P26"><text:span text:style-name="T30">subst_</text:span>construct<text:span text:style-name="T30">or</text:span></text:p>
      <text:p text:style-name="P29"><text:span text:style-name="T5"><text:tab/></text:span><text:span text:style-name="T3">{“</text:span><text:span text:style-name="T5">subst_</text:span><text:span text:style-name="T3">construct</text:span><text:span text:style-name="T5">or</text:span><text:span text:style-name="T3">”:{“vals”:</text:span><text:span text:style-name="T8">&lt;value array&gt;</text:span><text:span text:style-name="T3">, “postproc”:{“op”:</text:span><text:span text:style-name="T8">&lt;ops&gt;</text:span><text:span text:style-name="T3">, “pad”:</text:span><text:span text:style-name="T8">&lt;pad</text:span><text:span text:style-name="T11">val</text:span><text:span text:style-name="T8">&gt;</text:span><text:span text:style-name="T3">}}</text:span></text:p>
      <text:p text:style-name="P29"><text:span text:style-name="T3"/></text:p>
      <text:p text:style-name="P30"><text:span text:style-name="T3">Performs the same function as the “subst_constructor” attribute of a PARAM element in a subst_params section, but anonymously and with only local effect (though evaluation of components could have global side effects).</text:span></text:p>
      <text:p text:style-name="P32"><text:span text:style-name="T3"/></text:p>
      <text:p text:style-name="P25"><text:span text:style-name="T32">s</text:span>elect</text:p>
      <text:p text:style-name="P30"><text:span text:style-name="T3"><text:tab/></text:span><text:span text:style-name="T7">{</text:span></text:p>
      <text:p text:style-name="P31"><text:span text:style-name="T3"><text:s text:c="2"/>“select”:</text:span><text:span text:style-name="T8">&lt;param name&gt;</text:span><text:span text:style-name="T3">, “default”:</text:span><text:span text:style-name="T8">&lt;default index&gt;</text:span><text:span text:style-name="T3">, “</text:span><text:span text:style-name="T6">select_range”:</text:span><text:span text:style-name="T13">&lt;range&gt;</text:span><text:span text:style-name="T6">, </text:span></text:p>
      <text:p text:style-name="P31"><text:span text:style-name="T6"><text:s text:c="2"/>“cases”:</text:span><text:span text:style-name="T13">&lt;array|hash&gt;</text:span></text:p>
      <text:p text:style-name="P31"><text:span text:style-name="T3">}</text:span></text:p>
      <text:p text:style-name="P31"><text:span text:style-name="T3"/></text:p>
      <text:p text:style-name="P30"><text:span text:style-name="T3">Allows selection from a set of values specified as either an array or a hash map. The value of the &lt;param_name&gt; parameter provides the indices into the set of values specified by </text:span><text:span text:style-name="T8">“cases”</text:span><text:span text:style-name="T3">.</text:span></text:p>
      <text:p text:style-name="P32"><text:span text:style-name="T3"/></text:p>
      <text:p text:style-name="P3"/>
      <text:p text:style-name="P34">Notes</text:p>
      <text:p text:style-name="P3"/>
      <text:p text:style-name="P13"><text:span text:style-name="T3">initial pv:</text:span></text:p>
      <text:p text:style-name="P14"><text:s text:c="7"/>my $target = {</text:p>
      <text:p text:style-name="P14"><text:s text:c="24"/>assign =&gt; [],</text:p>
      <text:p text:style-name="P14"><text:s text:c="24"/>assign_local =&gt; {},</text:p>
      <text:p text:style-name="P14"><text:s text:c="24"/>param_store =&gt; [],</text:p>
      <text:p text:style-name="P14"><text:s text:c="24"/>ops =&gt; {</text:p>
      <text:p text:style-name="P14"><text:s text:c="32"/>splice =&gt; [],</text:p>
      <text:p text:style-name="P14"><text:s text:c="32"/>prune =&gt; [],</text:p>
      <text:p text:style-name="P14"><text:s text:c="24"/>}</text:p>
      <text:p text:style-name="P14"><text:s text:c="16"/>}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Lewis</meta:initial-creator>
    <meta:creation-date>2017-08-29T15:06:38.830846899</meta:creation-date>
    <dc:date>2017-09-01T15:21:14.067400217</dc:date>
    <dc:creator>Kevin Lewis</dc:creator>
    <meta:editing-duration>P2DT22H43M47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6" meta:paragraph-count="112" meta:word-count="590" meta:character-count="5047" meta:non-whitespace-character-count="3825"/>
  </office:meta>
</office:document-meta>
</file>